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Condensed-Bold" svg:font-family="RobotoCondensed-Bold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00" fo:font-size="14pt" fo:font-weight="normal" fo:background-color="#ffffff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fo:color="#000000" fo:font-size="13pt" fo:font-weight="normal" fo:background-color="#ffffff" style:font-size-asian="13pt" style:font-weight-asian="normal" style:font-size-complex="13pt" style:font-weight-complex="normal"/>
    </style:style>
    <style:style style:name="P5" style:family="paragraph" style:parent-style-name="Preformatted_20_Text">
      <style:paragraph-properties fo:margin-top="0cm" fo:margin-bottom="0.499cm"/>
      <style:text-properties fo:color="#000000" fo:font-size="13pt" fo:font-weight="normal" fo:background-color="#ffffff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top="0cm" fo:margin-bottom="0.499cm"/>
      <style:text-properties fo:color="#000000" fo:font-size="13pt" fo:font-weight="bold" fo:background-color="#ffffff" style:font-size-asian="13pt" style:font-weight-asian="bold" style:font-size-complex="13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variant="normal" fo:text-transform="none" fo:color="#800000" style:font-name="RobotoCondensed-Bold" fo:font-size="22pt" fo:letter-spacing="normal" fo:font-style="normal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800000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Preformatted_20_Text">
      <style:paragraph-properties fo:margin-top="0cm" fo:margin-bottom="0.499cm"/>
      <style:text-properties fo:color="#000000" fo:font-size="13pt" fo:font-weight="normal" fo:background-color="#ffffff" style:font-size-asian="13pt" style:font-weight-asian="normal" style:font-size-complex="13pt" style:font-weight-complex="normal"/>
    </style:style>
    <style:style style:name="P13" style:family="paragraph" style:parent-style-name="Preformatted_20_Text">
      <style:paragraph-properties fo:margin-top="0cm" fo:margin-bottom="0.499cm"/>
      <style:text-properties fo:color="#000000" fo:font-size="13pt" fo:font-weight="bold" fo:background-color="#ffffff" style:font-size-asian="13pt" style:font-weight-asian="bold" style:font-size-complex="13pt" style:font-weight-complex="bold"/>
    </style:style>
    <style:style style:name="P14" style:family="paragraph" style:parent-style-name="Preformatted_20_Text">
      <style:paragraph-properties fo:margin-top="0cm" fo:margin-bottom="0.499cm"/>
      <style:text-properties fo:color="#000000" fo:font-size="13pt" style:text-underline-style="solid" style:text-underline-width="auto" style:text-underline-color="font-color" fo:font-weight="bold" fo:background-color="#ffffff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margin-top="0cm" fo:margin-bottom="0.499cm"/>
      <style:text-properties fo:color="#000000" fo:font-size="13pt" style:text-underline-style="none" fo:font-weight="bold" fo:background-color="#ffffff" style:font-size-asian="13pt" style:font-weight-asian="bold" style:font-size-complex="13pt" style:font-weight-complex="bold"/>
    </style:style>
    <style:style style:name="P16" style:family="paragraph" style:parent-style-name="Preformatted_20_Text">
      <style:paragraph-properties fo:margin-top="0cm" fo:margin-bottom="0.499cm"/>
      <style:text-properties fo:color="#000000" style:font-name="Arial Black" fo:font-size="10pt" fo:font-weight="normal" fo:background-color="#ffffff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top="0cm" fo:margin-bottom="0.499cm"/>
      <style:text-properties fo:color="#800000" fo:font-size="14pt" fo:font-weight="normal" fo:background-color="#ffffff" style:font-size-asian="14pt" style:font-weight-asian="normal" style:font-size-complex="14pt" style:font-weight-complex="normal"/>
    </style:style>
    <style:style style:name="P18" style:family="paragraph" style:parent-style-name="Preformatted_20_Text">
      <style:paragraph-properties fo:margin-top="0cm" fo:margin-bottom="0.499cm"/>
      <style:text-properties fo:color="#800000" fo:font-size="14pt" fo:font-weight="bold" fo:background-color="#ffffff" style:font-size-asian="14pt" style:font-weight-asian="bold" style:font-size-complex="14pt" style:font-weight-complex="bold"/>
    </style:style>
    <style:style style:name="P19" style:family="paragraph" style:parent-style-name="Text_20_body" style:list-style-name="L5"/>
    <style:style style:name="P20" style:family="paragraph" style:parent-style-name="Text_20_body">
      <style:paragraph-properties fo:margin-top="0cm" fo:margin-bottom="0.499cm"/>
    </style:style>
    <style:style style:name="P21" style:family="paragraph" style:parent-style-name="Heading_20_2">
      <style:paragraph-properties fo:margin-top="0cm" fo:margin-bottom="0.499cm"/>
      <style:text-properties fo:color="#000000" fo:font-size="13pt" fo:font-weight="normal" fo:background-color="#ffffff" style:font-size-asian="13pt" style:font-weight-asian="normal" style:font-size-complex="13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fo:color="#800000" style:font-name="RobotoCondensed-Bold" fo:font-size="22pt" fo:letter-spacing="normal" fo:font-style="normal" fo:font-weight="bold" style:font-size-asian="22pt" style:font-weight-asian="bold" style:font-size-complex="22pt" style:font-weight-complex="bold"/>
    </style:style>
    <style:style style:name="T3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style:font-name="Arial Black" fo:font-size="10pt" fo:font-weight="normal" fo:background-color="#ffffff" style:font-size-asian="10pt" style:font-weight-asian="normal" style:font-size-complex="10pt" style:font-weight-complex="normal"/>
    </style:style>
    <style:style style:name="T5" style:family="text">
      <style:text-properties style:font-name="Arial Black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OCKCHAIN DAPP ECOELECTRON</text:p>
      <text:p text:style-name="Standard"/>
      <text:p text:style-name="Standard">https://translate.google.es/translate?hl=es&amp;sl=en&amp;tl=es&amp;u=https%3A%2F%2Ftruffleframework.com%2Ftutorials%2Fgetting-started-with-drizzle-and-react</text:p>
      <text:p text:style-name="Standard"/>
      <text:p text:style-name="Standard">Ethereum Blockchain Simulator : Ganach-cli </text:p>
      <text:p text:style-name="Standard"/>
      <text:p text:style-name="Standard">Server environment : <text:span text:style-name="Strong_20_Emphasis">Node.js es un entorno Javascript del lado del servidor, basado en eventos</text:span> </text:p>
      <text:p text:style-name="Standard"><text:tab/><text:tab/><text:tab/>El aumento de velocidad es importante debido a que V8 compila Javascript en <text:tab/><text:tab/><text:tab/>código de máquina nativo, en lugar de interpretarlo o ejecutarlo como <text:tab/><text:tab/><text:tab/><text:tab/>bytecode </text:p>
      <text:p text:style-name="Standard"/>
      <text:p text:style-name="Standard">Framework : <text:tab/><text:tab/>Truffle <text:bookmark text:name="tw-target-text"/><text:span text:style-name="T1">¡compila sus contratos de blockchain, los inyecta en su aplicación web <text:s/><text:tab/><text:tab/><text:tab/>incluso puede ejecutar un conjunto de pruebas contra ellos!</text:span></text:p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MetaMask: Secret Worlds , </text:p>
            <text:p text:style-name="P1">anxiety shallow song faint squeeze obtain license then reflect journey mention hospital </text:p>
            <text:p text:style-name="P1"/>
            <text:p text:style-name="P1">swallow dynamic digital safe exact ball upon there soap fold coffee veteran </text:p>
            <text:p text:style-name="P1"/>
            <text:p text:style-name="P2">Rinkedin Test NetWork</text:p>
          </table:table-cell>
        </table:table-row>
      </table:table>
      <text:p text:style-name="P1"/>
      <text:p text:style-name="P1">PASOS</text:p>
      <text:p text:style-name="Standard"/>
      <text:p text:style-name="Standard">instalar node js</text:p>
      <text:p text:style-name="Standard"/>
      <text:p text:style-name="Standard">instalar truffle / ganache?</text:p>
      <text:p text:style-name="Standard"/>
      <text:p text:style-name="Standard">Instalar metatask en navegador</text:p>
      <text:p text:style-name="Standard"/>
      <text:p text:style-name="Standard">Para hacer uso de las cuentas de ganache deberemos de configurar nuestro metatask en RCP privado e introducir la direccion: </text:p>
      <text:p text:style-name="P8"/>
      <text:p text:style-name="P8">Mirar drizzle tutorial -&gt; coleccion Front End librarys</text:p>
      <text:p text:style-name="P8"/>
      <text:p text:style-name="Standard"><text:span text:style-name="T2">HTTP://127.0.0.1:7545</text:span><text:span text:style-name="T3"> </text:span></text:p>
      <text:p text:style-name="Standard"><text:span text:style-name="T3"/></text:p>
      <text:p text:style-name="Standard"><text:span text:style-name="T3">Usaremos drizzle como herramienta frontend</text:span></text:p>
      <text:p text:style-name="Standard"><text:span text:style-name="T3">Sirve de puente entre nuestro contrato a una tienda redux</text:span></text:p>
      <text:p text:style-name="P9"/>
      <text:p text:style-name="P10">Una vez configurado metamask para que use las cuentas proporcionadas por ganache crearemos una nueva carpeta <text:soft-page-break/>donde se albergara nuestro proyecto</text:p>
      <text:p text:style-name="P3"/>
      <text:p text:style-name="P4"><text:bookmark text:name="8a43"/>mkdir metacoin# Create a folder for your new dapp</text:p>
      <text:p text:style-name="P5"><text:bookmark text:name="f746"/>cd metacoin# Move into that folder</text:p>
      <text:p text:style-name="P6">Inicializamos un poyecto default de truffle en la carpeta creada</text:p>
      <text:p text:style-name="P5"><text:bookmark text:name="11aa"/>truffle init # Initialize a default truffle project in that folder</text:p>
      <text:p text:style-name="P6">Este comando nos crea los siguientes directorios</text:p>
      <text:p text:style-name="P6"><text:span text:style-name="Source_20_Text"><text:span text:style-name="T5">contracts/</text:span></text:span><text:span text:style-name="T5"> : contiene los archivos fuente de </text:span><text:a xlink:type="simple" xlink:href="https://translate.googleusercontent.com/translate_c?depth=1&amp;hl=es&amp;rurl=translate.google.es&amp;sl=en&amp;sp=nmt4&amp;tl=es&amp;u=https://solidity.readthedocs.io/&amp;xid=25657,15700022,15700186,15700191,15700248&amp;usg=ALkJrhgcMVHlhTrWglA-yNFoX2FiGrXQCg" text:style-name="Internet_20_link" text:visited-style-name="Visited_20_Internet_20_Link"><text:span text:style-name="T5">Solidity</text:span></text:a><text:span text:style-name="T5"> para nuestros contratos inteligentes. Hay un contrato importante aquí llamado </text:span><text:span text:style-name="Source_20_Text"><text:span text:style-name="T5">Migrations.sol</text:span></text:span><text:span text:style-name="T5"> , del que hablaremos más adelante. </text:span></text:p>
      <text:p text:style-name="P20"><text:span text:style-name="Source_20_Text"><text:span text:style-name="T4">migrations/</text:span></text:span><text:span text:style-name="T4"> : Truffle usa un sistema de migración para manejar las implementaciones de contratos inteligentes. Una migración es un contrato inteligente especial adicional que realiza un seguimiento de los cambios. </text:span></text:p>
      <text:p text:style-name="P20"><text:span text:style-name="Source_20_Text"><text:span text:style-name="T5">test/</text:span></text:span><text:span text:style-name="T5"> : contiene pruebas de JavaScript y Solidity para nuestros contratos inteligentes </text:span></text:p>
      <text:p text:style-name="P20"><text:span text:style-name="Source_20_Text"><text:span text:style-name="T5">truffle-config.js</text:span></text:span><text:span text:style-name="T5"> : archivo de configuración de trufa </text:span></text:p>
      <text:p text:style-name="P20"><text:span text:style-name="Source_20_Text"><text:span text:style-name="T5">truffle.js</text:span></text:span><text:span text:style-name="T5"> : Otro archivo de configuración de Truffle (que pronto quedará en desuso) </text:span></text:p>
      <text:p text:style-name="P16"/>
      <text:p text:style-name="P16">Creamos un contrato inteligente en el directorio llamado contracts</text:p>
      <text:p text:style-name="P6"><text:span text:style-name="Source_20_Text">pragma solidity ^0.5.0; contract MyStringStore { string public myString = "Hello World"; function set(string memory x) public { myString = x; } }</text:span> </text:p>
      <text:p text:style-name="P6"/>
      <text:p text:style-name="P6">----------LANZAMOS UNA BLOCKCHAIN DE PRUEBA-------------</text:p>
      <text:p text:style-name="P6">Eso ya lo hace ganache</text:p>
      <text:p text:style-name="P6">-Ahora deberemos de conectar nuestra app con la blockchain de prueba levantada con ganache</text:p>
      <text:p text:style-name="P6">Para hacer eso, necesitamos poner lo siguiente dentro de <text:span text:style-name="Source_20_Text">truffle.js</text:span> (o <text:span text:style-name="Source_20_Text">truffle-config.js</text:span> si estás en Windows): </text:p>
      <text:p text:style-name="P6"><text:span text:style-name="Source_20_Text">module.exports = { networks: { development: { host: "localhost", port: 8545, network_id: "*" // Match any network id } } };</text:span> </text:p>
      <text:p text:style-name="P6"><text:soft-page-break/></text:p>
      <text:p text:style-name="P6">Compilaremos la solucion en la carpeta del proyecto</text:p>
      <text:p text:style-name="P5"><text:bookmark text:name="d0c6"/>truffle compile</text:p>
      <text:p text:style-name="P14">-Una vez compilados deberemos de migrarlos a nuestra cadena de bloques :D</text:p>
      <text:p text:style-name="P15">Creamos nuestro propio Script de migracion</text:p>
      <text:p text:style-name="P15">Agregue el siguiente contenido al archivo <text:span text:style-name="Source_20_Text">2_deploy_contracts.js</text:span> : </text:p>
      <text:p text:style-name="P15"><text:s/>const MyStringStore = artifacts.require("AppElectron");</text:p>
      <text:p text:style-name="P15"><text:s/>module.exports = function(deployer) {</text:p>
      <text:p text:style-name="P15"><text:s/>deployer.deploy(AppElectron);</text:p>
      <text:p text:style-name="P15"><text:s text:c="2"/>}; </text:p>
      <text:p text:style-name="P15"/>
      <text:p text:style-name="P5"><text:bookmark text:name="b6f2"/>truffle migrate # Build, compile, &amp; deploy the dapp</text:p>
      <text:h text:style-name="P21" text:outline-level="2">Probando el contrato inteligente </text:h>
      <text:p text:style-name="Text_20_body">Antes de continuar, debemos escribir un par de pruebas para asegurarnos de que nuestro contrato funcione como se espera. </text:p>
      <text:list xml:id="list3091220220564219571" text:style-name="L5">
        <text:list-item>
          <text:p text:style-name="P19">Cree un nuevo archivo llamado <text:span text:style-name="Source_20_Text">MyStringStore.js</text:span> en el directorio <text:span text:style-name="Source_20_Text">test/</text:span> . </text:p>
        </text:list-item>
        <text:list-item>
          <text:p text:style-name="P19">Agregue el siguiente contenido al archivo <text:span text:style-name="Source_20_Text">MyStringStore.js</text:span> : </text:p>
        </text:list-item>
      </text:list>
      <text:p text:style-name="P5"/>
      <text:p text:style-name="P5"><text:span text:style-name="Source_20_Text">const MyStringStore = artifacts.require("./MyStringStore.sol"); contract("MyStringStore", accounts =&gt; { it("should store the string 'Hey there!'", async () =&gt; { const myStringStore = await MyStringStore.deployed(); // Set myString to "Hey there!" await myStringStore.set("Hey there!", { from: accounts[0] }); // Get myString from public variable getter const storedString = await myStringStore.myString.call(); assert.equal(storedString, "Hey there!", "The string was not stored"); }); });</text:span> </text:p>
      <text:p text:style-name="P5"/>
      <text:p text:style-name="P5"/>
      <text:p text:style-name="P5"><text:soft-page-break/></text:p>
      <text:p text:style-name="P6">CORREMOS LAS PRUEBAS</text:p>
      <text:p text:style-name="P5"><text:span text:style-name="Strong_20_Emphasis">Consumiendo el contrato inteligente desde el cliente Javascript </text:span><text:span text:style-name="Strong_20_Emphasis"><text:span text:style-name="Emphasis">/src/js/app.js</text:span></text:span> </text:p>
      <text:p text:style-name="P5"><text:bookmark text:name="710c"/>truffle test test/metacoin.js</text:p>
      <text:p text:style-name="P17">ERRORES</text:p>
      <text:p text:style-name="P17">1 . La consola de windows puede dar problemas a la hora de ejecutar los archivos js para ello usaremos el git bash</text:p>
      <text:p text:style-name="P17">2 . El comando migrations posiblemente nos dara problemas a la hora de ejecutarlo</text:p>
      <text:p text:style-name="P17">npm install --global --production windows-build-tools </text:p>
      <text:p text:style-name="P18">Crear-React-APP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Condensed-Bold" svg:font-family="RobotoCondensed-Bold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3M54S</meta:editing-duration>
    <meta:editing-cycles>4</meta:editing-cycles>
    <meta:generator>OpenOffice/4.1.6$Win32 OpenOffice.org_project/416m1$Build-9790</meta:generator>
    <dc:date>2019-02-02T14:58:13.52</dc:date>
    <meta:document-statistic meta:table-count="1" meta:image-count="0" meta:object-count="0" meta:page-count="4" meta:paragraph-count="60" meta:word-count="622" meta:character-count="4468"/>
    <meta:user-defined meta:name="Info 1"/>
    <meta:user-defined meta:name="Info 2"/>
    <meta:user-defined meta:name="Info 3"/>
    <meta:user-defined meta:name="Info 4"/>
  </office:meta>
</office:document-meta>
</file>